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ss (kg)</text:p>
          </table:table-cell>
          <table:table-cell table:style-name="ce1" office:value-type="string" calcext:value-type="string">
            <text:p>height</text:p>
          </table:table-cell>
          <table:table-cell table:style-name="ce3" table:number-columns-repeated="5"/>
          <table:table-cell table:number-columns-repeated="3"/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1">
          <table:table-cell/>
          <table:table-cell table:style-name="ce2" office:value-type="date" office:date-value="1970-01-01" calcext:value-type="date">
            <text:p>1.01.1970</text:p>
          </table:table-cell>
          <table:table-cell office:value-type="float" office:value="52.21" calcext:value-type="float">
            <text:p>52.21</text:p>
          </table:table-cell>
          <table:table-cell office:value-type="float" office:value="1.47" calcext:value-type="float">
            <text:p>1.47</text:p>
          </table:table-cell>
          <table:table-cell table:style-name="ce2" office:value-type="date" office:date-value="1970-01-01" calcext:value-type="date">
            <text:p>1.01.1970</text:p>
          </table:table-cell>
          <table:table-cell table:formula="of:=DAYS([.B2];[.$E$2])" office:value-type="float" office:value="0" calcext:value-type="float">
            <text:p>0</text:p>
          </table:table-cell>
          <table:table-cell table:style-name="ce3" office:value-type="string" calcext:value-type="string">
            <text:p>Sx</text:p>
          </table:table-cell>
          <table:table-cell table:style-name="ce3" table:formula="of:=SUM([.F2:.F16])" office:value-type="float" office:value="105" calcext:value-type="float">
            <text:p>105</text:p>
          </table:table-cell>
          <table:table-cell table:style-name="ce3" table:formula="of:=SUM([.D2:.D16])" office:value-type="float" office:value="24.76" calcext:value-type="float">
            <text:p>24.76</text:p>
          </table:table-cell>
          <table:table-cell table:formula="of:=[.F2]*[.F2]" office:value-type="float" office:value="0" calcext:value-type="float">
            <text:p>0</text:p>
          </table:table-cell>
          <table:table-cell table:formula="of:=[.C2]*[.C2]" office:value-type="float" office:value="2725.8841" calcext:value-type="float">
            <text:p>2725.8841</text:p>
          </table:table-cell>
          <table:table-cell table:formula="of:=[.F2]*[.C2]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1">
          <table:table-cell/>
          <table:table-cell table:formula="of:=[.B2]+1" office:value-type="date" office:date-value="1970-01-02" calcext:value-type="date">
            <text:p>02/01/70</text:p>
          </table:table-cell>
          <table:table-cell office:value-type="float" office:value="53.12" calcext:value-type="float">
            <text:p>53.12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formula="of:=DAYS([.B3];[.$E$2])" office:value-type="float" office:value="1" calcext:value-type="float">
            <text:p>1</text:p>
          </table:table-cell>
          <table:table-cell table:style-name="ce3" office:value-type="string" calcext:value-type="string">
            <text:p>Sy</text:p>
          </table:table-cell>
          <table:table-cell table:style-name="ce3" table:formula="of:=SUM([.C2:.C16])" office:value-type="float" office:value="931.17" calcext:value-type="float">
            <text:p>931.17</text:p>
          </table:table-cell>
          <table:table-cell table:style-name="ce3" table:formula="of:=SUM([.C2:.C16])" office:value-type="float" office:value="931.17" calcext:value-type="float">
            <text:p>931.17</text:p>
          </table:table-cell>
          <table:table-cell table:formula="of:=[.F3]*[.F3]" office:value-type="float" office:value="1" calcext:value-type="float">
            <text:p>1</text:p>
          </table:table-cell>
          <table:table-cell table:formula="of:=[.C3]*[.C3]" office:value-type="float" office:value="2821.7344" calcext:value-type="float">
            <text:p>2821.7344</text:p>
          </table:table-cell>
          <table:table-cell table:formula="of:=[.F3]*[.C3]" office:value-type="float" office:value="53.12" calcext:value-type="float">
            <text:p>53.12</text:p>
          </table:table-cell>
          <table:table-cell table:style-name="ce3"/>
          <table:table-cell/>
          <table:table-cell table:style-name="ce3" table:number-columns-repeated="4"/>
          <table:table-cell table:style-name="ce1"/>
        </table:table-row>
        <table:table-row table:style-name="ro1">
          <table:table-cell/>
          <table:table-cell table:formula="of:=[.B3]+1" office:value-type="date" office:date-value="1970-01-03" calcext:value-type="date">
            <text:p>03/01/70</text:p>
          </table:table-cell>
          <table:table-cell office:value-type="float" office:value="54.48" calcext:value-type="float">
            <text:p>54.48</text:p>
          </table:table-cell>
          <table:table-cell office:value-type="float" office:value="1.52" calcext:value-type="float">
            <text:p>1.52</text:p>
          </table:table-cell>
          <table:table-cell/>
          <table:table-cell table:formula="of:=DAYS([.B4];[.$E$2])" office:value-type="float" office:value="2" calcext:value-type="float">
            <text:p>2</text:p>
          </table:table-cell>
          <table:table-cell office:value-type="string" calcext:value-type="string">
            <text:p>Sxx</text:p>
          </table:table-cell>
          <table:table-cell table:formula="of:=SUM([.J2:.J16])" office:value-type="float" office:value="1015" calcext:value-type="float">
            <text:p>1015</text:p>
          </table:table-cell>
          <table:table-cell table:formula="of:=SUM([.J18:.J32])" office:value-type="float" office:value="41.0532" calcext:value-type="float">
            <text:p>41.0532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C4]*[.C4]" office:value-type="float" office:value="2968.0704" calcext:value-type="float">
            <text:p>2968.0704</text:p>
          </table:table-cell>
          <table:table-cell table:formula="of:=[.F4]*[.C4]" office:value-type="float" office:value="108.96" calcext:value-type="float">
            <text:p>108.96</text:p>
          </table:table-cell>
          <table:table-cell table:number-columns-repeated="7"/>
        </table:table-row>
        <table:table-row table:style-name="ro1">
          <table:table-cell/>
          <table:table-cell table:formula="of:=[.B4]+1" office:value-type="date" office:date-value="1970-01-04" calcext:value-type="date">
            <text:p>04/01/70</text:p>
          </table:table-cell>
          <table:table-cell office:value-type="float" office:value="55.84" calcext:value-type="float">
            <text:p>55.84</text:p>
          </table:table-cell>
          <table:table-cell office:value-type="float" office:value="1.55" calcext:value-type="float">
            <text:p>1.55</text:p>
          </table:table-cell>
          <table:table-cell/>
          <table:table-cell table:formula="of:=DAYS([.B5];[.$E$2])" office:value-type="float" office:value="3" calcext:value-type="float">
            <text:p>3</text:p>
          </table:table-cell>
          <table:table-cell office:value-type="string" calcext:value-type="string">
            <text:p>Syy</text:p>
          </table:table-cell>
          <table:table-cell table:formula="of:=SUM([.K2:.K16])" office:value-type="float" office:value="58498.5439" calcext:value-type="float">
            <text:p>58498.5439</text:p>
          </table:table-cell>
          <table:table-cell table:formula="of:=SUM([.K18:.K32])" office:value-type="float" office:value="58498.5439" calcext:value-type="float">
            <text:p>58498.5439</text:p>
          </table:table-cell>
          <table:table-cell table:formula="of:=[.F5]*[.F5]" office:value-type="float" office:value="9" calcext:value-type="float">
            <text:p>9</text:p>
          </table:table-cell>
          <table:table-cell table:formula="of:=[.C5]*[.C5]" office:value-type="float" office:value="3118.1056" calcext:value-type="float">
            <text:p>3118.1056</text:p>
          </table:table-cell>
          <table:table-cell table:formula="of:=[.F5]*[.C5]" office:value-type="float" office:value="167.52" calcext:value-type="float">
            <text:p>167.52</text:p>
          </table:table-cell>
          <table:table-cell table:number-columns-repeated="7"/>
        </table:table-row>
        <table:table-row table:style-name="ro1">
          <table:table-cell/>
          <table:table-cell table:formula="of:=[.B5]+1" office:value-type="date" office:date-value="1970-01-05" calcext:value-type="date">
            <text:p>05/01/70</text:p>
          </table:table-cell>
          <table:table-cell office:value-type="float" office:value="57.2" calcext:value-type="float">
            <text:p>57.2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DAYS([.B6];[.$E$2])" office:value-type="float" office:value="4" calcext:value-type="float">
            <text:p>4</text:p>
          </table:table-cell>
          <table:table-cell office:value-type="string" calcext:value-type="string">
            <text:p>Sxy</text:p>
          </table:table-cell>
          <table:table-cell table:formula="of:=SUM([.L2:.L16])" office:value-type="float" office:value="6956.82" calcext:value-type="float">
            <text:p>6956.82</text:p>
          </table:table-cell>
          <table:table-cell table:formula="of:=SUM([.L18:.L32])" office:value-type="float" office:value="1548.2453" calcext:value-type="float">
            <text:p>1548.2453</text:p>
          </table:table-cell>
          <table:table-cell table:formula="of:=[.F6]*[.F6]" office:value-type="float" office:value="16" calcext:value-type="float">
            <text:p>16</text:p>
          </table:table-cell>
          <table:table-cell table:formula="of:=[.C6]*[.C6]" office:value-type="float" office:value="3271.84" calcext:value-type="float">
            <text:p>3271.84</text:p>
          </table:table-cell>
          <table:table-cell table:formula="of:=[.F6]*[.C6]" office:value-type="float" office:value="228.8" calcext:value-type="float">
            <text:p>228.8</text:p>
          </table:table-cell>
          <table:table-cell table:number-columns-repeated="7"/>
        </table:table-row>
        <table:table-row table:style-name="ro1">
          <table:table-cell/>
          <table:table-cell table:formula="of:=[.B6]+1" office:value-type="date" office:date-value="1970-01-06" calcext:value-type="date">
            <text:p>06/01/70</text:p>
          </table:table-cell>
          <table:table-cell office:value-type="float" office:value="58.57" calcext:value-type="float">
            <text:p>58.5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DAYS([.B7];[.$E$2])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5.01" calcext:value-type="float">
            <text:p>15.01</text:p>
          </table:table-cell>
          <table:table-cell table:formula="of:=[.F7]*[.F7]" office:value-type="float" office:value="25" calcext:value-type="float">
            <text:p>25</text:p>
          </table:table-cell>
          <table:table-cell table:formula="of:=[.C7]*[.C7]" office:value-type="float" office:value="3430.4449" calcext:value-type="float">
            <text:p>3430.4449</text:p>
          </table:table-cell>
          <table:table-cell table:formula="of:=[.F7]*[.C7]" office:value-type="float" office:value="292.85" calcext:value-type="float">
            <text:p>292.85</text:p>
          </table:table-cell>
          <table:table-cell table:number-columns-repeated="7"/>
        </table:table-row>
        <table:table-row table:style-name="ro1">
          <table:table-cell/>
          <table:table-cell table:formula="of:=[.B7]+1" office:value-type="date" office:date-value="1970-01-07" calcext:value-type="date">
            <text:p>07/01/70</text:p>
          </table:table-cell>
          <table:table-cell office:value-type="float" office:value="59.93" calcext:value-type="float">
            <text:p>59.93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DAYS([.B8];[.$E$2])" office:value-type="float" office:value="6" calcext:value-type="float">
            <text:p>6</text:p>
          </table:table-cell>
          <table:table-cell office:value-type="string" calcext:value-type="string">
            <text:p>a (beta w wiki)</text:p>
          </table:table-cell>
          <table:table-cell table:formula="of:=([.H7]*[.H6]-[.H2]*[.H3])/([.H7]*[.H4]-[.H2]*[.H2])" office:value-type="float" office:value="1.56653571428571" calcext:value-type="float">
            <text:p>1.56653571428571</text:p>
          </table:table-cell>
          <table:table-cell table:formula="of:=([.I7]*[.I6]-[.I2]*[.I3])/([.I7]*[.I4]-[.I2]*[.I2])" office:value-type="float" office:value="58.2027009786342" calcext:value-type="float">
            <text:p>58.2027009786342</text:p>
          </table:table-cell>
          <table:table-cell table:formula="of:=[.F8]*[.F8]" office:value-type="float" office:value="36" calcext:value-type="float">
            <text:p>36</text:p>
          </table:table-cell>
          <table:table-cell table:formula="of:=[.C8]*[.C8]" office:value-type="float" office:value="3591.6049" calcext:value-type="float">
            <text:p>3591.6049</text:p>
          </table:table-cell>
          <table:table-cell table:formula="of:=[.F8]*[.C8]" office:value-type="float" office:value="359.58" calcext:value-type="float">
            <text:p>359.58</text:p>
          </table:table-cell>
          <table:table-cell table:number-columns-repeated="7"/>
        </table:table-row>
        <table:table-row table:style-name="ro1">
          <table:table-cell/>
          <table:table-cell table:formula="of:=[.B8]+1" office:value-type="date" office:date-value="1970-01-08" calcext:value-type="date">
            <text:p>08/01/70</text:p>
          </table:table-cell>
          <table:table-cell office:value-type="float" office:value="61.29" calcext:value-type="float">
            <text:p>61.29</text:p>
          </table:table-cell>
          <table:table-cell office:value-type="float" office:value="1.65" calcext:value-type="float">
            <text:p>1.65</text:p>
          </table:table-cell>
          <table:table-cell/>
          <table:table-cell table:formula="of:=DAYS([.B9];[.$E$2])" office:value-type="float" office:value="7" calcext:value-type="float">
            <text:p>7</text:p>
          </table:table-cell>
          <table:table-cell office:value-type="string" calcext:value-type="string">
            <text:p>b (alfa w wiki)</text:p>
          </table:table-cell>
          <table:table-cell table:formula="of:=1/[.H7]*[.H3]-[.H8]*1/[.H7]*[.H2]" office:value-type="float" office:value="51.11225" calcext:value-type="float">
            <text:p>51.11225</text:p>
          </table:table-cell>
          <table:table-cell table:formula="of:=1/[.I7]*[.I3]-[.I8]*1/[.I7]*[.I2]" office:value-type="float" office:value="-33.9726100087263" calcext:value-type="float">
            <text:p>-33.9726100087263</text:p>
          </table:table-cell>
          <table:table-cell table:formula="of:=[.F9]*[.F9]" office:value-type="float" office:value="49" calcext:value-type="float">
            <text:p>49</text:p>
          </table:table-cell>
          <table:table-cell table:formula="of:=[.C9]*[.C9]" office:value-type="float" office:value="3756.4641" calcext:value-type="float">
            <text:p>3756.4641</text:p>
          </table:table-cell>
          <table:table-cell table:formula="of:=[.F9]*[.C9]" office:value-type="float" office:value="429.03" calcext:value-type="float">
            <text:p>429.03</text:p>
          </table:table-cell>
          <table:table-cell table:number-columns-repeated="7"/>
        </table:table-row>
        <table:table-row table:style-name="ro1">
          <table:table-cell/>
          <table:table-cell table:formula="of:=[.B9]+1" office:value-type="date" office:date-value="1970-01-09" calcext:value-type="date">
            <text:p>09/01/70</text:p>
          </table:table-cell>
          <table:table-cell office:value-type="float" office:value="63.11" calcext:value-type="float">
            <text:p>63.11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DAYS([.B10];[.$E$2])" office:value-type="float" office:value="8" calcext:value-type="float">
            <text:p>8</text:p>
          </table:table-cell>
          <table:table-cell table:number-columns-repeated="3"/>
          <table:table-cell table:formula="of:=[.F10]*[.F10]" office:value-type="float" office:value="64" calcext:value-type="float">
            <text:p>64</text:p>
          </table:table-cell>
          <table:table-cell table:formula="of:=[.C10]*[.C10]" office:value-type="float" office:value="3982.8721" calcext:value-type="float">
            <text:p>3982.8721</text:p>
          </table:table-cell>
          <table:table-cell table:formula="of:=[.F10]*[.C10]" office:value-type="float" office:value="504.88" calcext:value-type="float">
            <text:p>504.88</text:p>
          </table:table-cell>
          <table:table-cell table:number-columns-repeated="7"/>
        </table:table-row>
        <table:table-row table:style-name="ro1">
          <table:table-cell/>
          <table:table-cell table:formula="of:=[.B10]+1" office:value-type="date" office:date-value="1970-01-10" calcext:value-type="date">
            <text:p>10/01/70</text:p>
          </table:table-cell>
          <table:table-cell office:value-type="float" office:value="64.47" calcext:value-type="float">
            <text:p>64.47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DAYS([.B11];[.$E$2])" office:value-type="float" office:value="9" calcext:value-type="float">
            <text:p>9</text:p>
          </table:table-cell>
          <table:table-cell/>
          <table:table-cell office:value-type="string" calcext:value-type="string">
            <text:p>y=ax+b</text:p>
          </table:table-cell>
          <table:table-cell/>
          <table:table-cell table:formula="of:=[.F11]*[.F11]" office:value-type="float" office:value="81" calcext:value-type="float">
            <text:p>81</text:p>
          </table:table-cell>
          <table:table-cell table:formula="of:=[.C11]*[.C11]" office:value-type="float" office:value="4156.3809" calcext:value-type="float">
            <text:p>4156.3809</text:p>
          </table:table-cell>
          <table:table-cell table:formula="of:=[.F11]*[.C11]" office:value-type="float" office:value="580.23" calcext:value-type="float">
            <text:p>580.23</text:p>
          </table:table-cell>
          <table:table-cell table:number-columns-repeated="7"/>
        </table:table-row>
        <table:table-row table:style-name="ro1">
          <table:table-cell/>
          <table:table-cell table:formula="of:=[.B11]+1" office:value-type="date" office:date-value="1970-01-11" calcext:value-type="date">
            <text:p>11/01/70</text:p>
          </table:table-cell>
          <table:table-cell office:value-type="float" office:value="66.28" calcext:value-type="float">
            <text:p>66.28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DAYS([.B12];[.$E$2])" office:value-type="float" office:value="10" calcext:value-type="float">
            <text:p>10</text:p>
          </table:table-cell>
          <table:table-cell table:number-columns-repeated="3"/>
          <table:table-cell table:formula="of:=[.F12]*[.F12]" office:value-type="float" office:value="100" calcext:value-type="float">
            <text:p>100</text:p>
          </table:table-cell>
          <table:table-cell table:formula="of:=[.C12]*[.C12]" office:value-type="float" office:value="4393.0384" calcext:value-type="float">
            <text:p>4393.0384</text:p>
          </table:table-cell>
          <table:table-cell table:formula="of:=[.F12]*[.C12]" office:value-type="float" office:value="662.8" calcext:value-type="float">
            <text:p>662.8</text:p>
          </table:table-cell>
          <table:table-cell table:number-columns-repeated="7"/>
        </table:table-row>
        <table:table-row table:style-name="ro1">
          <table:table-cell/>
          <table:table-cell table:formula="of:=[.B12]+1" office:value-type="date" office:date-value="1970-01-12" calcext:value-type="date">
            <text:p>12/01/70</text:p>
          </table:table-cell>
          <table:table-cell office:value-type="float" office:value="68.1" calcext:value-type="float">
            <text:p>68.1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DAYS([.B13];[.$E$2])" office:value-type="float" office:value="11" calcext:value-type="float">
            <text:p>11</text:p>
          </table:table-cell>
          <table:table-cell table:number-columns-repeated="3"/>
          <table:table-cell table:formula="of:=[.F13]*[.F13]" office:value-type="float" office:value="121" calcext:value-type="float">
            <text:p>121</text:p>
          </table:table-cell>
          <table:table-cell table:formula="of:=[.C13]*[.C13]" office:value-type="float" office:value="4637.61" calcext:value-type="float">
            <text:p>4637.61</text:p>
          </table:table-cell>
          <table:table-cell table:formula="of:=[.F13]*[.C13]" office:value-type="float" office:value="749.1" calcext:value-type="float">
            <text:p>749.1</text:p>
          </table:table-cell>
          <table:table-cell table:number-columns-repeated="7"/>
        </table:table-row>
        <table:table-row table:style-name="ro1">
          <table:table-cell/>
          <table:table-cell table:formula="of:=[.B13]+1" office:value-type="date" office:date-value="1970-01-13" calcext:value-type="date">
            <text:p>13/01/70</text:p>
          </table:table-cell>
          <table:table-cell office:value-type="float" office:value="69.92" calcext:value-type="float">
            <text:p>69.92</text:p>
          </table:table-cell>
          <table:table-cell office:value-type="float" office:value="1.78" calcext:value-type="float">
            <text:p>1.78</text:p>
          </table:table-cell>
          <table:table-cell/>
          <table:table-cell table:formula="of:=DAYS([.B14];[.$E$2])" office:value-type="float" office:value="12" calcext:value-type="float">
            <text:p>12</text:p>
          </table:table-cell>
          <table:table-cell table:number-columns-repeated="3"/>
          <table:table-cell table:formula="of:=[.F14]*[.F14]" office:value-type="float" office:value="144" calcext:value-type="float">
            <text:p>144</text:p>
          </table:table-cell>
          <table:table-cell table:formula="of:=[.C14]*[.C14]" office:value-type="float" office:value="4888.8064" calcext:value-type="float">
            <text:p>4888.8064</text:p>
          </table:table-cell>
          <table:table-cell table:formula="of:=[.F14]*[.C14]" office:value-type="float" office:value="839.04" calcext:value-type="float">
            <text:p>839.04</text:p>
          </table:table-cell>
          <table:table-cell table:number-columns-repeated="7"/>
        </table:table-row>
        <table:table-row table:style-name="ro1">
          <table:table-cell/>
          <table:table-cell table:formula="of:=[.B14]+1" office:value-type="date" office:date-value="1970-01-14" calcext:value-type="date">
            <text:p>14/01/70</text:p>
          </table:table-cell>
          <table:table-cell office:value-type="float" office:value="72.19" calcext:value-type="float">
            <text:p>72.1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DAYS([.B15];[.$E$2])" office:value-type="float" office:value="13" calcext:value-type="float">
            <text:p>13</text:p>
          </table:table-cell>
          <table:table-cell table:number-columns-repeated="3"/>
          <table:table-cell table:formula="of:=[.F15]*[.F15]" office:value-type="float" office:value="169" calcext:value-type="float">
            <text:p>169</text:p>
          </table:table-cell>
          <table:table-cell table:formula="of:=[.C15]*[.C15]" office:value-type="float" office:value="5211.3961" calcext:value-type="float">
            <text:p>5211.3961</text:p>
          </table:table-cell>
          <table:table-cell table:formula="of:=[.F15]*[.C15]" office:value-type="float" office:value="938.47" calcext:value-type="float">
            <text:p>938.47</text:p>
          </table:table-cell>
          <table:table-cell table:number-columns-repeated="7"/>
        </table:table-row>
        <table:table-row table:style-name="ro1">
          <table:table-cell/>
          <table:table-cell table:formula="of:=[.B15]+1" office:value-type="date" office:date-value="1970-01-15" calcext:value-type="date">
            <text:p>15/01/70</text:p>
          </table:table-cell>
          <table:table-cell office:value-type="float" office:value="74.46" calcext:value-type="float">
            <text:p>74.46</text:p>
          </table:table-cell>
          <table:table-cell office:value-type="float" office:value="1.83" calcext:value-type="float">
            <text:p>1.83</text:p>
          </table:table-cell>
          <table:table-cell/>
          <table:table-cell table:formula="of:=DAYS([.B16];[.$E$2])" office:value-type="float" office:value="14" calcext:value-type="float">
            <text:p>14</text:p>
          </table:table-cell>
          <table:table-cell table:number-columns-repeated="3"/>
          <table:table-cell table:formula="of:=[.F16]*[.F16]" office:value-type="float" office:value="196" calcext:value-type="float">
            <text:p>196</text:p>
          </table:table-cell>
          <table:table-cell table:formula="of:=[.C16]*[.C16]" office:value-type="float" office:value="5544.2916" calcext:value-type="float">
            <text:p>5544.2916</text:p>
          </table:table-cell>
          <table:table-cell table:formula="of:=[.F16]*[.C16]" office:value-type="float" office:value="1042.44" calcext:value-type="float">
            <text:p>1042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6]+1" office:value-type="date" office:date-value="1970-01-16" calcext:value-type="date">
            <text:p>16/01/70</text:p>
          </table:table-cell>
          <table:table-cell table:style-name="Default" table:number-columns-repeated="2"/>
          <table:table-cell table:number-columns-repeated="5"/>
          <table:table-cell table:style-name="Default" table:formula="of:=[.D2]*[.D2]" office:value-type="float" office:value="2.1609" calcext:value-type="float">
            <text:p>2.1609</text:p>
          </table:table-cell>
          <table:table-cell table:formula="of:=[.C2]*[.C2]" office:value-type="float" office:value="2725.8841" calcext:value-type="float">
            <text:p>2725.8841</text:p>
          </table:table-cell>
          <table:table-cell table:style-name="Default" table:formula="of:=[.D2]*[.C2]" office:value-type="float" office:value="76.7487" calcext:value-type="float">
            <text:p>76.748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8]+1" office:value-type="date" office:date-value="1970-01-17" calcext:value-type="date">
            <text:p>17/01/70</text:p>
          </table:table-cell>
          <table:table-cell table:style-name="Default" table:number-columns-repeated="2"/>
          <table:table-cell table:number-columns-repeated="5"/>
          <table:table-cell table:style-name="Default" table:formula="of:=[.D3]*[.D3]" office:value-type="float" office:value="2.25" calcext:value-type="float">
            <text:p>2.25</text:p>
          </table:table-cell>
          <table:table-cell table:formula="of:=[.C3]*[.C3]" office:value-type="float" office:value="2821.7344" calcext:value-type="float">
            <text:p>2821.7344</text:p>
          </table:table-cell>
          <table:table-cell table:style-name="Default" table:formula="of:=[.D3]*[.C3]" office:value-type="float" office:value="79.68" calcext:value-type="float">
            <text:p>79.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9]+1" office:value-type="date" office:date-value="1970-01-18" calcext:value-type="date">
            <text:p>18/01/70</text:p>
          </table:table-cell>
          <table:table-cell table:style-name="Default" table:number-columns-repeated="2"/>
          <table:table-cell table:number-columns-repeated="5"/>
          <table:table-cell table:style-name="Default" table:formula="of:=[.D4]*[.D4]" office:value-type="float" office:value="2.3104" calcext:value-type="float">
            <text:p>2.3104</text:p>
          </table:table-cell>
          <table:table-cell table:formula="of:=[.C4]*[.C4]" office:value-type="float" office:value="2968.0704" calcext:value-type="float">
            <text:p>2968.0704</text:p>
          </table:table-cell>
          <table:table-cell table:style-name="Default" table:formula="of:=[.D4]*[.C4]" office:value-type="float" office:value="82.8096" calcext:value-type="float">
            <text:p>82.809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0]+1" office:value-type="date" office:date-value="1970-01-19" calcext:value-type="date">
            <text:p>19/01/70</text:p>
          </table:table-cell>
          <table:table-cell table:style-name="Default" table:number-columns-repeated="2"/>
          <table:table-cell table:number-columns-repeated="5"/>
          <table:table-cell table:style-name="Default" table:formula="of:=[.D5]*[.D5]" office:value-type="float" office:value="2.4025" calcext:value-type="float">
            <text:p>2.4025</text:p>
          </table:table-cell>
          <table:table-cell table:formula="of:=[.C5]*[.C5]" office:value-type="float" office:value="3118.1056" calcext:value-type="float">
            <text:p>3118.1056</text:p>
          </table:table-cell>
          <table:table-cell table:style-name="Default" table:formula="of:=[.D5]*[.C5]" office:value-type="float" office:value="86.552" calcext:value-type="float">
            <text:p>86.55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1]+1" office:value-type="date" office:date-value="1970-01-20" calcext:value-type="date">
            <text:p>20/01/70</text:p>
          </table:table-cell>
          <table:table-cell table:style-name="Default" table:number-columns-repeated="2"/>
          <table:table-cell table:number-columns-repeated="5"/>
          <table:table-cell table:style-name="Default" table:formula="of:=[.D6]*[.D6]" office:value-type="float" office:value="2.4649" calcext:value-type="float">
            <text:p>2.4649</text:p>
          </table:table-cell>
          <table:table-cell table:formula="of:=[.C6]*[.C6]" office:value-type="float" office:value="3271.84" calcext:value-type="float">
            <text:p>3271.84</text:p>
          </table:table-cell>
          <table:table-cell table:style-name="Default" table:formula="of:=[.D6]*[.C6]" office:value-type="float" office:value="89.804" calcext:value-type="float">
            <text:p>89.804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2]+1" office:value-type="date" office:date-value="1970-01-21" calcext:value-type="date">
            <text:p>21/01/70</text:p>
          </table:table-cell>
          <table:table-cell table:style-name="Default" table:number-columns-repeated="2"/>
          <table:table-cell table:number-columns-repeated="5"/>
          <table:table-cell table:style-name="Default" table:formula="of:=[.D7]*[.D7]" office:value-type="float" office:value="2.56" calcext:value-type="float">
            <text:p>2.56</text:p>
          </table:table-cell>
          <table:table-cell table:formula="of:=[.C7]*[.C7]" office:value-type="float" office:value="3430.4449" calcext:value-type="float">
            <text:p>3430.4449</text:p>
          </table:table-cell>
          <table:table-cell table:style-name="Default" table:formula="of:=[.D7]*[.C7]" office:value-type="float" office:value="93.712" calcext:value-type="float">
            <text:p>93.71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3]+1" office:value-type="date" office:date-value="1970-01-22" calcext:value-type="date">
            <text:p>22/01/70</text:p>
          </table:table-cell>
          <table:table-cell table:style-name="Default" table:number-columns-repeated="2"/>
          <table:table-cell table:number-columns-repeated="5"/>
          <table:table-cell table:style-name="Default" table:formula="of:=[.D8]*[.D8]" office:value-type="float" office:value="2.6569" calcext:value-type="float">
            <text:p>2.6569</text:p>
          </table:table-cell>
          <table:table-cell table:formula="of:=[.C8]*[.C8]" office:value-type="float" office:value="3591.6049" calcext:value-type="float">
            <text:p>3591.6049</text:p>
          </table:table-cell>
          <table:table-cell table:style-name="Default" table:formula="of:=[.D8]*[.C8]" office:value-type="float" office:value="97.6859" calcext:value-type="float">
            <text:p>97.6859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4]+1" office:value-type="date" office:date-value="1970-01-23" calcext:value-type="date">
            <text:p>23/01/70</text:p>
          </table:table-cell>
          <table:table-cell table:style-name="ce3"/>
          <table:table-cell/>
          <table:table-cell table:style-name="ce3" table:number-columns-repeated="5"/>
          <table:table-cell table:style-name="Default" table:formula="of:=[.D9]*[.D9]" office:value-type="float" office:value="2.7225" calcext:value-type="float">
            <text:p>2.7225</text:p>
          </table:table-cell>
          <table:table-cell table:formula="of:=[.C9]*[.C9]" office:value-type="float" office:value="3756.4641" calcext:value-type="float">
            <text:p>3756.4641</text:p>
          </table:table-cell>
          <table:table-cell table:style-name="Default" table:formula="of:=[.D9]*[.C9]" office:value-type="float" office:value="101.1285" calcext:value-type="float">
            <text:p>101.1285</text:p>
          </table:table-cell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formula="of:=[.B25]+1" office:value-type="date" office:date-value="1970-01-24" calcext:value-type="date">
            <text:p>24/01/70</text:p>
          </table:table-cell>
          <table:table-cell table:style-name="Default" table:number-columns-repeated="2"/>
          <table:table-cell table:number-columns-repeated="5"/>
          <table:table-cell table:style-name="Default" table:formula="of:=[.D10]*[.D10]" office:value-type="float" office:value="2.8224" calcext:value-type="float">
            <text:p>2.8224</text:p>
          </table:table-cell>
          <table:table-cell table:formula="of:=[.C10]*[.C10]" office:value-type="float" office:value="3982.8721" calcext:value-type="float">
            <text:p>3982.8721</text:p>
          </table:table-cell>
          <table:table-cell table:style-name="Default" table:formula="of:=[.D10]*[.C10]" office:value-type="float" office:value="106.0248" calcext:value-type="float">
            <text:p>106.024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6]+1" office:value-type="date" office:date-value="1970-01-25" calcext:value-type="date">
            <text:p>25/01/70</text:p>
          </table:table-cell>
          <table:table-cell table:style-name="Default" table:number-columns-repeated="2"/>
          <table:table-cell table:number-columns-repeated="5"/>
          <table:table-cell table:style-name="Default" table:formula="of:=[.D11]*[.D11]" office:value-type="float" office:value="2.89" calcext:value-type="float">
            <text:p>2.89</text:p>
          </table:table-cell>
          <table:table-cell table:formula="of:=[.C11]*[.C11]" office:value-type="float" office:value="4156.3809" calcext:value-type="float">
            <text:p>4156.3809</text:p>
          </table:table-cell>
          <table:table-cell table:style-name="Default" table:formula="of:=[.D11]*[.C11]" office:value-type="float" office:value="109.599" calcext:value-type="float">
            <text:p>109.599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7]+1" office:value-type="date" office:date-value="1970-01-26" calcext:value-type="date">
            <text:p>26/01/70</text:p>
          </table:table-cell>
          <table:table-cell table:style-name="Default" table:number-columns-repeated="2"/>
          <table:table-cell table:number-columns-repeated="5"/>
          <table:table-cell table:style-name="Default" table:formula="of:=[.D12]*[.D12]" office:value-type="float" office:value="2.9929" calcext:value-type="float">
            <text:p>2.9929</text:p>
          </table:table-cell>
          <table:table-cell table:formula="of:=[.C12]*[.C12]" office:value-type="float" office:value="4393.0384" calcext:value-type="float">
            <text:p>4393.0384</text:p>
          </table:table-cell>
          <table:table-cell table:style-name="Default" table:formula="of:=[.D12]*[.C12]" office:value-type="float" office:value="114.6644" calcext:value-type="float">
            <text:p>114.6644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8]+1" office:value-type="date" office:date-value="1970-01-27" calcext:value-type="date">
            <text:p>27/01/70</text:p>
          </table:table-cell>
          <table:table-cell table:style-name="Default" table:number-columns-repeated="2"/>
          <table:table-cell table:number-columns-repeated="5"/>
          <table:table-cell table:style-name="Default" table:formula="of:=[.D13]*[.D13]" office:value-type="float" office:value="3.0625" calcext:value-type="float">
            <text:p>3.0625</text:p>
          </table:table-cell>
          <table:table-cell table:formula="of:=[.C13]*[.C13]" office:value-type="float" office:value="4637.61" calcext:value-type="float">
            <text:p>4637.61</text:p>
          </table:table-cell>
          <table:table-cell table:style-name="Default" table:formula="of:=[.D13]*[.C13]" office:value-type="float" office:value="119.175" calcext:value-type="float">
            <text:p>119.1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9]+1" office:value-type="date" office:date-value="1970-01-28" calcext:value-type="date">
            <text:p>28/01/70</text:p>
          </table:table-cell>
          <table:table-cell table:style-name="Default" table:number-columns-repeated="2"/>
          <table:table-cell table:number-columns-repeated="5"/>
          <table:table-cell table:style-name="Default" table:formula="of:=[.D14]*[.D14]" office:value-type="float" office:value="3.1684" calcext:value-type="float">
            <text:p>3.1684</text:p>
          </table:table-cell>
          <table:table-cell table:formula="of:=[.C14]*[.C14]" office:value-type="float" office:value="4888.8064" calcext:value-type="float">
            <text:p>4888.8064</text:p>
          </table:table-cell>
          <table:table-cell table:style-name="Default" table:formula="of:=[.D14]*[.C14]" office:value-type="float" office:value="124.4576" calcext:value-type="float">
            <text:p>124.457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0]+1" office:value-type="date" office:date-value="1970-01-29" calcext:value-type="date">
            <text:p>29/01/70</text:p>
          </table:table-cell>
          <table:table-cell table:style-name="Default" table:number-columns-repeated="2"/>
          <table:table-cell table:number-columns-repeated="5"/>
          <table:table-cell table:style-name="Default" table:formula="of:=[.D15]*[.D15]" office:value-type="float" office:value="3.24" calcext:value-type="float">
            <text:p>3.24</text:p>
          </table:table-cell>
          <table:table-cell table:formula="of:=[.C15]*[.C15]" office:value-type="float" office:value="5211.3961" calcext:value-type="float">
            <text:p>5211.3961</text:p>
          </table:table-cell>
          <table:table-cell table:style-name="Default" table:formula="of:=[.D15]*[.C15]" office:value-type="float" office:value="129.942" calcext:value-type="float">
            <text:p>129.94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1]+1" office:value-type="date" office:date-value="1970-01-30" calcext:value-type="date">
            <text:p>30/01/70</text:p>
          </table:table-cell>
          <table:table-cell table:style-name="Default" table:number-columns-repeated="2"/>
          <table:table-cell table:number-columns-repeated="5"/>
          <table:table-cell table:style-name="Default" table:formula="of:=[.D16]*[.D16]" office:value-type="float" office:value="3.3489" calcext:value-type="float">
            <text:p>3.3489</text:p>
          </table:table-cell>
          <table:table-cell table:formula="of:=[.C16]*[.C16]" office:value-type="float" office:value="5544.2916" calcext:value-type="float">
            <text:p>5544.2916</text:p>
          </table:table-cell>
          <table:table-cell table:style-name="Default" table:formula="of:=[.D16]*[.C16]" office:value-type="float" office:value="136.2618" calcext:value-type="float">
            <text:p>136.2618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date-style style:name="N11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5:22:49.9067755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9-15T08:34:36.50</meta:creation-date>
    <dc:date>2020-08-16T15:22:56.489011025</dc:date>
    <meta:editing-duration>PT1H5M10S</meta:editing-duration>
    <meta:editing-cycles>10</meta:editing-cycles>
    <meta:generator>LibreOffice/6.4.2.2$Linux_X86_64 LibreOffice_project/40$Build-2</meta:generator>
    <meta:document-statistic meta:table-count="1" meta:cell-count="195" meta:object-count="0"/>
  </office:meta>
</office:document-meta>
</file>